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B0000011AB9658E9480E74D27.png" manifest:media-type="image/png"/>
  <manifest:file-entry manifest:full-path="Pictures/10000001000007620000019F4C4BC39A18C3716D.png" manifest:media-type="image/png"/>
  <manifest:file-entry manifest:full-path="Pictures/10000001000005EB00000233A9051D3D980442B4.png" manifest:media-type="image/png"/>
  <manifest:file-entry manifest:full-path="Pictures/10000001000003E6000002024DFA326376D8A6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00342" officeooo:paragraph-rsid="00100342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9</text:p>
      <text:p text:style-name="P1">Q1.</text:p>
      <text:p text:style-name="P1"/>
      <text:p text:style-name="P1"><draw:frame draw:style-name="fr1" draw:name="Image1" text:anchor-type="char" svg:x="0.265cm" svg:y="0.12cm" svg:width="17cm" svg:height="14.176cm" draw:z-index="0"><draw:image xlink:href="Pictures/10000001000003E6000002024DFA326376D8A6EC.png" xlink:type="simple" xlink:show="embed" xlink:actuate="onLoad" draw:mime-type="image/png"/></draw:frame></text:p>
      <text:p text:style-name="P1"/>
      <text:p text:style-name="P1">Q2.</text:p>
      <text:p text:style-name="P1"><draw:frame draw:style-name="fr1" draw:name="Image2" text:anchor-type="char" svg:x="-2cm" svg:y="-1.429cm" svg:width="20.999cm" svg:height="12.622cm" draw:z-index="1"><draw:image xlink:href="Pictures/10000001000005EB00000233A9051D3D980442B4.png" xlink:type="simple" xlink:show="embed" xlink:actuate="onLoad" draw:mime-type="image/png"/></draw:frame><text:soft-page-break/></text:p>
      <text:p text:style-name="P1">Q3.</text:p>
      <text:p text:style-name="P1"><draw:frame draw:style-name="fr2" draw:name="Image3" text:anchor-type="char" svg:width="20.876cm" svg:height="8.296cm" draw:z-index="2"><draw:image xlink:href="Pictures/10000001000005EB0000011AB9658E9480E74D2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Q4.<draw:frame draw:style-name="fr1" draw:name="Image4" text:anchor-type="char" svg:x="-2cm" svg:y="1.946cm" svg:width="21.001cm" svg:height="10.585cm" draw:z-index="3"><draw:image xlink:href="Pictures/10000001000007620000019F4C4BC39A18C371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33:22.090136555</meta:creation-date>
    <dc:date>2023-09-14T22:36:27.175184229</dc:date>
    <meta:editing-duration>PT3M6S</meta:editing-duration>
    <meta:editing-cycles>1</meta:editing-cycles>
    <meta:document-statistic meta:table-count="0" meta:image-count="4" meta:object-count="0" meta:page-count="3" meta:paragraph-count="5" meta:word-count="6" meta:character-count="24" meta:non-whitespace-character-count="23"/>
    <meta:generator>LibreOffice/7.3.7.2$Linux_X86_64 LibreOffice_project/30$Build-2</meta:generator>
  </office:meta>
</office:document-meta>
</file>